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</office:font-face-decls>
  <office:automatic-styles>
    <style:style style:name="co1" style:family="table-column">
      <style:table-column-properties fo:break-before="auto" style:column-width="12.338cm"/>
    </style:style>
    <style:style style:name="co2" style:family="table-column">
      <style:table-column-properties fo:break-before="auto" style:column-width="12.947cm"/>
    </style:style>
    <style:style style:name="co3" style:family="table-column">
      <style:table-column-properties fo:break-before="auto" style:column-width="6.237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7cm"/>
    </style:style>
    <style:style style:name="co7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DR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Primary Yardstick</text:p>
          </table:table-cell>
          <table:table-cell office:value-type="string" calcext:value-type="string">
            <text:p>Secondary Yardstick</text:p>
          </table:table-cell>
          <table:table-cell office:value-type="string" calcext:value-type="string">
            <text:p>Primary Comment</text:p>
          </table:table-cell>
          <table:table-cell office:value-type="string" calcext:value-type="string">
            <text:p>Secondary Comment</text:p>
          </table:table-cell>
          <table:table-cell office:value-type="string" calcext:value-type="string">
            <text:p>Primary UoM</text:p>
          </table:table-cell>
          <table:table-cell office:value-type="string" calcext:value-type="string">
            <text:p>Secondary UoM</text:p>
          </table:table-cell>
        </table:table-row>
        <table:table-row table:style-name="ro1">
          <table:table-cell office:value-type="string" calcext:value-type="string">
            <text:p>http://environment.data.gov.uk/asset-management/id/drl/FileNamingAttribute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*File Naming Attribute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FileReaderFormTemplate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*File Reader Form Template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InformationPurpose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*Information Purpose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ReportSchema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*Report Schema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Amenity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Amenity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AnimalTrap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Animal Trap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AssetManagement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Asset Management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AutomationControls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Automation Controls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kVA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BarrierBeach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Barrier Beach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Beach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Beacon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Beacon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BiodiversityAndEnvironmentalConservation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Biodiversity and Environmental Conservation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BioretentionArea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Bioretention Area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BoatLanding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Boat Lan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ot Measurable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Boathouse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Boathous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Boatroller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Boatrolle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Borehole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Borehole</text:p>
          </table:table-cell>
          <table:table-cell office:value-type="string" calcext:value-type="string">
            <text:p>m (Borehole depth)</text:p>
          </table:table-cell>
          <table:table-cell office:value-type="string" calcext:value-type="string">
            <text:p>m (Borehole diameter)</text:p>
          </table:table-cell>
          <table:table-cell office:value-type="string" calcext:value-type="string">
            <text:p>Borehole depth</text:p>
          </table:table-cell>
          <table:table-cell office:value-type="string" calcext:value-type="string">
            <text:p>Borehole diameter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ttp://environment.data.gov.uk/asset-management/id/drl/Breakwater</text:p>
          </table:table-cell>
          <table:table-cell office:value-type="string" calcext:value-type="string">
            <text:p>http://environment.data.gov.uk/asset-management/id/drl/BeachStructure</text:p>
          </table:table-cell>
          <table:table-cell office:value-type="string" calcext:value-type="string">
            <text:p>Breakwate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Bridge</text:p>
          </table:table-cell>
          <table:table-cell office:value-type="string" calcext:value-type="string">
            <text:p>http://environment.data.gov.uk/asset-management/id/drl/ChannelCrossings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2 (Area of the Bridge)</text:p>
          </table:table-cell>
          <table:table-cell office:value-type="string" calcext:value-type="string">
            <text:p>m (Length of the Bridge)</text:p>
          </table:table-cell>
          <table:table-cell office:value-type="string" calcext:value-type="string">
            <text:p>Area of the Bridge</text:p>
          </table:table-cell>
          <table:table-cell office:value-type="string" calcext:value-type="string">
            <text:p>Length of the Bridg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ttp://environment.data.gov.uk/asset-management/id/drl/BridgeAbutment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Bridge Abutment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BufferStrip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Buffer Strip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Buoy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Buoy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ctvCameraSystem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CCTV Camera System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ableway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Cableway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ampingArea</text:p>
          </table:table-cell>
          <table:table-cell office:value-type="string" calcext:value-type="string">
            <text:p>http://environment.data.gov.uk/asset-management/id/drl/Amenities</text:p>
          </table:table-cell>
          <table:table-cell office:value-type="string" calcext:value-type="string">
            <text:p>Camping Area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anoePass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Canoe Pass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anoePortagePoint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Canoe Portage Point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arParkOrHardstanding</text:p>
          </table:table-cell>
          <table:table-cell office:value-type="string" calcext:value-type="string">
            <text:p>http://environment.data.gov.uk/asset-management/id/drl/Amenities</text:p>
          </table:table-cell>
          <table:table-cell office:value-type="string" calcext:value-type="string">
            <text:p>Car Park or Hardstan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 (Length)</text:p>
          </table:table-cell>
          <table:table-cell/>
          <table:table-cell office:value-type="string" calcext:value-type="string">
            <text:p>Length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ttp://environment.data.gov.uk/asset-management/id/drl/CentralPier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Central Pier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hannelsAndRills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Channels and Rills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liff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Cliff</text:p>
          </table:table-cell>
          <table:table-cell office:value-type="string" calcext:value-type="string">
            <text:p>m3 (earthworks)</text:p>
          </table:table-cell>
          <table:table-cell office:value-type="string" calcext:value-type="string">
            <text:p>m2 (for stability measures)</text:p>
          </table:table-cell>
          <table:table-cell office:value-type="string" calcext:value-type="string">
            <text:p>earthworks</text:p>
          </table:table-cell>
          <table:table-cell office:value-type="string" calcext:value-type="string">
            <text:p>for stability measures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CommercialFinancialProduct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Commercial Financial Product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CommissioningAndPerformanceEvaluationGsl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Commissioning and Performance Evaluation (GSL)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CommunicationsAndEngagement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Communications and Engagement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ComplexBeachStructure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Complex Beach Structur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omplexCulvert</text:p>
          </table:table-cell>
          <table:table-cell office:value-type="string" calcext:value-type="string">
            <text:p>http://environment.data.gov.uk/asset-management/id/drl/Channel</text:p>
          </table:table-cell>
          <table:table-cell office:value-type="string" calcext:value-type="string">
            <text:p>Complex Culvert</text:p>
          </table:table-cell>
          <table:table-cell office:value-type="string" calcext:value-type="string">
            <text:p>m (length of the channel)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ength of the channe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ComplexDefence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Complex Defence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omplexStructure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Complex Structur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ontrol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Control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ControlGate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Control Gat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ontrolStructure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Control Structur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CrossDrain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Cross Drain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DebrisBoom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Debris Bo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DebrisScreen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Debris Screen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/s (Flow)</text:p>
          </table:table-cell>
          <table:table-cell/>
          <table:table-cell office:value-type="string" calcext:value-type="string">
            <text:p>Flow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l/s</text:p>
          </table:table-cell>
        </table:table-row>
        <table:table-row table:style-name="ro1">
          <table:table-cell office:value-type="string" calcext:value-type="string">
            <text:p>http://environment.data.gov.uk/asset-management/id/drl/DemountableDefence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Demountable Defenc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 (number of sections)</text:p>
          </table:table-cell>
          <table:table-cell/>
          <table:table-cell office:value-type="string" calcext:value-type="string">
            <text:p>number of sections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Design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Design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DetentionBasin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Detention Basin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Dock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Dolphin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Dolphin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DrawOffTower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Draw Off Tower</text:p>
          </table:table-cell>
          <table:table-cell office:value-type="string" calcext:value-type="string">
            <text:p>m (Tower Diameter)</text:p>
          </table:table-cell>
          <table:table-cell office:value-type="string" calcext:value-type="string">
            <text:p>m (Tower Height)</text:p>
          </table:table-cell>
          <table:table-cell office:value-type="string" calcext:value-type="string">
            <text:p>Tower Diameter</text:p>
          </table:table-cell>
          <table:table-cell office:value-type="string" calcext:value-type="string">
            <text:p>Tower Height</text:p>
          </table:table-cell>
          <table:table-cell table:number-columns-repeated="2"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ttp://environment.data.gov.uk/asset-management/id/drl/Dunes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Dunes</text:p>
          </table:table-cell>
          <table:table-cell office:value-type="string" calcext:value-type="string">
            <text:p>m3 (earthworks)</text:p>
          </table:table-cell>
          <table:table-cell office:value-type="string" calcext:value-type="string">
            <text:p>m2 (for stability measures)</text:p>
          </table:table-cell>
          <table:table-cell office:value-type="string" calcext:value-type="string">
            <text:p>earthworks</text:p>
          </table:table-cell>
          <table:table-cell office:value-type="string" calcext:value-type="string">
            <text:p>for stability measures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EconomicViability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Economic Viability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Embankment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Embankment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EngineAssembly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Engine Assembly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EngineeredHighGround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Engineered High Ground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Environmental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Environmental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ErosionProtection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Erosion Protection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ilterStrip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Filter Strip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FishCage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Fish Cage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ishFarm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Fish Farm</text:p>
          </table:table-cell>
          <table:table-cell office:value-type="string" calcext:value-type="string">
            <text:p>ha</text:p>
          </table:table-cell>
          <table:table-cell table:number-columns-repeated="3"/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ishHatchery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Fish Hatchery</text:p>
          </table:table-cell>
          <table:table-cell office:value-type="string" calcext:value-type="string">
            <text:p>ha</text:p>
          </table:table-cell>
          <table:table-cell table:number-columns-repeated="3"/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ishPass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Fish Pass</text:p>
          </table:table-cell>
          <table:table-cell office:value-type="string" calcext:value-type="string">
            <text:p>m (Length of the pass channel)</text:p>
          </table:table-cell>
          <table:table-cell office:value-type="string" calcext:value-type="string">
            <text:p>Nr (Number of pools)</text:p>
          </table:table-cell>
          <table:table-cell office:value-type="string" calcext:value-type="string">
            <text:p>Length of the pass channel</text:p>
          </table:table-cell>
          <table:table-cell office:value-type="string" calcext:value-type="string">
            <text:p>Number of pool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FishRefuge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Fish Refug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ishOrEelBarrier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Fish or Eel Barrier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ishingPlatform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Fishing Platform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loodAlleviationScheme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Flood Alleviation Scheme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loodGate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Flood Gat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FloodWarningSystem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Flood Warning System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Ford</text:p>
          </table:table-cell>
          <table:table-cell office:value-type="string" calcext:value-type="string">
            <text:p>http://environment.data.gov.uk/asset-management/id/drl/ChannelCrossings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Garage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GaugeBoard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Gauge Board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GaugingStation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Gauging Station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Generator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  <table:table-cell table:number-columns-repeated="2"/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http://environment.data.gov.uk/asset-management/id/drl/GreenRoof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Green Roof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Groyne</text:p>
          </table:table-cell>
          <table:table-cell office:value-type="string" calcext:value-type="string">
            <text:p>http://environment.data.gov.uk/asset-management/id/drl/BeachStructure</text:p>
          </table:table-cell>
          <table:table-cell office:value-type="string" calcext:value-type="string">
            <text:p>Groyn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HangingWall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Hanging Wa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Harbour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Harbour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HealthAndSafety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Health and Safety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HighVoltageElectricalSystemAssembly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High Voltage Electrical System Assembly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  <table:table-cell table:number-columns-repeated="2"/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http://environment.data.gov.uk/asset-management/id/drl/HydraulicSystemAssembly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Hydraulic System Assembly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InChannelStoplogs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In Channel Stoplogs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InfiltrationBasin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Infiltration Basin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InformationBoard</text:p>
          </table:table-cell>
          <table:table-cell office:value-type="string" calcext:value-type="string">
            <text:p>http://environment.data.gov.uk/asset-management/id/drl/Amenities</text:p>
          </table:table-cell>
          <table:table-cell office:value-type="string" calcext:value-type="string">
            <text:p>Information Board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InspectionChamber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Inspection Chamber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Instrumentation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Nr, m2, l/s, bar (pressure), kW (power)</text:p>
          </table:table-cell>
          <table:table-cell table:number-columns-repeated="3"/>
          <table:table-cell office:value-type="string" calcext:value-type="string">
            <text:p>Nr, m2, l/s, bar (pressure), kW (power)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Jetty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Jetty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Lab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Lab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Lock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LockIsland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Lock Island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LowVoltageElectricalSystemAssembly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Low Voltage Electrical System Assembly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  <table:table-cell table:number-columns-repeated="2"/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http://environment.data.gov.uk/asset-management/id/drl/Maintenance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Maintenance Building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MineAdit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Mine Adit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MineShaft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Mine Shaft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Modelling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Modelling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Monitoring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Monitoring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MonitoringStation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Monitoring Station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Mooring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Mooring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MotorControlCentreControls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Motor Control Centre Controls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Nr of Starters</text:p>
          </table:table-cell>
          <table:table-cell/>
          <table:table-cell office:value-type="string" calcext:value-type="string">
            <text:p>Number of Starters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Mudflats</text:p>
          </table:table-cell>
          <table:table-cell office:value-type="string" calcext:value-type="string">
            <text:p>http://environment.data.gov.uk/asset-management/id/drl/Land</text:p>
          </table:table-cell>
          <table:table-cell office:value-type="string" calcext:value-type="string">
            <text:p>Mudflats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NaturalHighGround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Natural High Gro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NaturalSpring0</text:p>
          </table:table-cell>
          <table:table-cell office:value-type="string" calcext:value-type="string">
            <text:p>http://environment.data.gov.uk/asset-management/id/drl/Channel</text:p>
          </table:table-cell>
          <table:table-cell office:value-type="string" calcext:value-type="string">
            <text:p>Natural Sp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NavigationBoom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Navigation Boom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NavigationComplex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Navigation Complex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NavigationSignage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Navigation Signage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Office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Office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OpenChannel</text:p>
          </table:table-cell>
          <table:table-cell office:value-type="string" calcext:value-type="string">
            <text:p>http://environment.data.gov.uk/asset-management/id/drl/Channel</text:p>
          </table:table-cell>
          <table:table-cell office:value-type="string" calcext:value-type="string">
            <text:p>Open Channel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OrificeFlowControl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Orifice Flow Control</text:p>
          </table:table-cell>
          <table:table-cell office:value-type="string" calcext:value-type="string">
            <text:p>l/s (maximum flow)</text:p>
          </table:table-cell>
          <table:table-cell office:value-type="string" calcext:value-type="string">
            <text:p>mm (diameter)</text:p>
          </table:table-cell>
          <table:table-cell office:value-type="string" calcext:value-type="string">
            <text:p>maximum flow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l/s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http://environment.data.gov.uk/asset-management/id/drl/Outfall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Outfall</text:p>
          </table:table-cell>
          <table:table-cell office:value-type="string" calcext:value-type="string">
            <text:p>mm (diameter)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PsraTreeSite</text:p>
          </table:table-cell>
          <table:table-cell office:value-type="string" calcext:value-type="string">
            <text:p>http://environment.data.gov.uk/asset-management/id/drl/PublicSafety</text:p>
          </table:table-cell>
          <table:table-cell office:value-type="string" calcext:value-type="string">
            <text:p>PSRA Tree Site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Pathway</text:p>
          </table:table-cell>
          <table:table-cell office:value-type="string" calcext:value-type="string">
            <text:p>http://environment.data.gov.uk/asset-management/id/drl/Amenities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PermissionsOwnershipAndResponsibility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Permissions, ownership and responsibility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Pier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Pie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Piezometer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Piezometer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Planning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Planning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PollutionContainmentPond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Pollution Containment P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PollutionContainmentTank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Pollution Containment Tan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PowerTransmission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Power Transmission</text:p>
          </table:table-cell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  <table:table-cell table:number-columns-repeated="2"/>
          <table:table-cell office:value-type="string" calcext:value-type="string">
            <text:p>kVA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http://environment.data.gov.uk/asset-management/id/drl/PrecipitationCompound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Precipitation Compound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PressureSystemAssembly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Pressure System Assembl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ProcurementProduct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Procurement Product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ProjectManagement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Project Management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Promenade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Promenade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PublicSafetyControlSystem</text:p>
          </table:table-cell>
          <table:table-cell office:value-type="string" calcext:value-type="string">
            <text:p>http://environment.data.gov.uk/asset-management/id/drl/PublicSafety</text:p>
          </table:table-cell>
          <table:table-cell office:value-type="string" calcext:value-type="string">
            <text:p>Public Safety Control System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Nr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PumpAssembly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Pump Assembly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kW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PumpHouse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Pump Hous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PumpingStation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Pumping Station</text:p>
          </table:table-cell>
          <table:table-cell office:value-type="string" calcext:value-type="string">
            <text:p>l/s (Design Flow)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Design Flow</text:p>
          </table:table-cell>
          <table:table-cell/>
          <table:table-cell office:value-type="string" calcext:value-type="string">
            <text:p>l/s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 office:value-type="string" calcext:value-type="string">
            <text:p>http://environment.data.gov.uk/asset-management/id/drl/Quay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Quay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RainwaterHarvestingSystem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Rainwater Harvesting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Ramp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RecreationalComplex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Recreational Complex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Reservoir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Reservoir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ResidentialBuilding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Residential Building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SaltMarsh</text:p>
          </table:table-cell>
          <table:table-cell office:value-type="string" calcext:value-type="string">
            <text:p>http://environment.data.gov.uk/asset-management/id/drl/Land</text:p>
          </table:table-cell>
          <table:table-cell office:value-type="string" calcext:value-type="string">
            <text:p>Salt Marsh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SampleOrSurveyPoint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Sample or Survey Point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andBaggingEquipment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Sand Bagging Equipment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andTrap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and Trap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crape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Scrape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SecurityScreen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ecurity Screen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edimentationPond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Sedimentation P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Shelter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Shelter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Signal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impleCulvert</text:p>
          </table:table-cell>
          <table:table-cell office:value-type="string" calcext:value-type="string">
            <text:p>http://environment.data.gov.uk/asset-management/id/drl/Channel</text:p>
          </table:table-cell>
          <table:table-cell office:value-type="string" calcext:value-type="string">
            <text:p>Simple Culvert</text:p>
          </table:table-cell>
          <table:table-cell office:value-type="string" calcext:value-type="string">
            <text:p>m (length of the channel)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length of the channe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SiteAndAssetCondition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Site and Asset Condition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SiteBasedWorks</text:p>
          </table:table-cell>
          <table:table-cell office:value-type="string" calcext:value-type="string">
            <text:p>http://environment.data.gov.uk/asset-management/id/drl/InformationDeliverables</text:p>
          </table:table-cell>
          <table:table-cell office:value-type="string" calcext:value-type="string">
            <text:p>Site-based works</text:p>
          </table:table-cell>
          <table:table-cell table:number-columns-repeated="2" office:value-type="string" calcext:value-type="string">
            <text:p>Not Measurable</text:p>
          </table:table-cell>
          <table:table-cell table:number-columns-repeated="2"/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ttp://environment.data.gov.uk/asset-management/id/drl/Slipway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lipway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oilMoistureTube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oil Moisture Tube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olarFarm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Solar Farm</text:p>
          </table:table-cell>
          <table:table-cell office:value-type="string" calcext:value-type="string">
            <text:p>MW (Megawatt)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egawatt</text:p>
          </table:table-cell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ha</text:p>
          </table:table-cell>
        </table:table-row>
        <table:table-row table:style-name="ro1">
          <table:table-cell office:value-type="string" calcext:value-type="string">
            <text:p>http://environment.data.gov.uk/asset-management/id/drl/Spillway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Spillway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Steps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StillingBasin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tilling Basin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StillingWell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tilling Well</text:p>
          </table:table-cell>
          <table:table-cell office:value-type="string" calcext:value-type="string">
            <text:p>mm (diameter)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StorageLocation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Storage Location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SurfaceWaterBarrier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Surface Water Barri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SurfaceWaterChannel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Surface Water Chann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SurfaceWaterPipedBuriedSystem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Surface Water Piped/Buried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SurfaceWaterTank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Surface Water Tank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Swale</text:p>
          </table:table-cell>
          <table:table-cell office:value-type="string" calcext:value-type="string">
            <text:p>http://environment.data.gov.uk/asset-management/id/drl/SurfaceWaterManagement</text:p>
          </table:table-cell>
          <table:table-cell office:value-type="string" calcext:value-type="string">
            <text:p>Swale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Telecommunications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m (length)</text:p>
          </table:table-cell>
          <table:table-cell/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TelemetrySystem</text:p>
          </table:table-cell>
          <table:table-cell office:value-type="string" calcext:value-type="string">
            <text:p>http://environment.data.gov.uk/asset-management/id/drl/Instruments</text:p>
          </table:table-cell>
          <table:table-cell office:value-type="string" calcext:value-type="string">
            <text:p>Telemetry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TidalBarrier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Tidal Barrier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UtilityServicesCrossing</text:p>
          </table:table-cell>
          <table:table-cell office:value-type="string" calcext:value-type="string">
            <text:p>http://environment.data.gov.uk/asset-management/id/drl/ChannelCrossings</text:p>
          </table:table-cell>
          <table:table-cell office:value-type="string" calcext:value-type="string">
            <text:p>Utility Services Crossing</text:p>
          </table:table-cell>
          <table:table-cell office:value-type="string" calcext:value-type="string">
            <text:p>m (length)</text:p>
          </table:table-cell>
          <table:table-cell/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VehicleAccessRoad</text:p>
          </table:table-cell>
          <table:table-cell office:value-type="string" calcext:value-type="string">
            <text:p>http://environment.data.gov.uk/asset-management/id/drl/Amenities</text:p>
          </table:table-cell>
          <table:table-cell office:value-type="string" calcext:value-type="string">
            <text:p>Vehicle Access Road</text:p>
          </table:table-cell>
          <table:table-cell office:value-type="string" calcext:value-type="string">
            <text:p>m2</text:p>
          </table:table-cell>
          <table:table-cell table:number-columns-repeated="3"/>
          <table:table-cell office:value-type="string" calcext:value-type="string">
            <text:p>m2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VisitorCentre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Visitor Centre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VortexFlowControl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Vortex Flow Control</text:p>
          </table:table-cell>
          <table:table-cell office:value-type="string" calcext:value-type="string">
            <text:p>l/s (maximum flow)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maximum flow</text:p>
          </table:table-cell>
          <table:table-cell/>
          <table:table-cell office:value-type="string" calcext:value-type="string">
            <text:p>l/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 office:value-type="string" calcext:value-type="string">
            <text:p>http://environment.data.gov.uk/asset-management/id/drl/Wall</text:p>
          </table:table-cell>
          <table:table-cell office:value-type="string" calcext:value-type="string">
            <text:p>http://environment.data.gov.uk/asset-management/id/drl/Defenc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WarningFlag</text:p>
          </table:table-cell>
          <table:table-cell office:value-type="string" calcext:value-type="string">
            <text:p>http://environment.data.gov.uk/asset-management/id/drl/AidsToNavigation</text:p>
          </table:table-cell>
          <table:table-cell office:value-type="string" calcext:value-type="string">
            <text:p>Warning Flag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WastewaterSystem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Wastewater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WaterBaffles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Water Baff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WaterDistributionPipeline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Water Distribution Pipeline</text:p>
          </table:table-cell>
          <table:table-cell office:value-type="string" calcext:value-type="string">
            <text:p>mm (diameter)</text:p>
          </table:table-cell>
          <table:table-cell/>
          <table:table-cell office:value-type="string" calcext:value-type="string">
            <text:p>diameter</text:p>
          </table:table-cell>
          <table:table-cell/>
          <table:table-cell office:value-type="string" calcext:value-type="string">
            <text:p>mm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WaterLevelAndFlowMonitoringComplex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Water Level and Flow Monitoring Complex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WaterStorageArea</text:p>
          </table:table-cell>
          <table:table-cell office:value-type="string" calcext:value-type="string">
            <text:p>http://environment.data.gov.uk/asset-management/id/drl/Land</text:p>
          </table:table-cell>
          <table:table-cell office:value-type="string" calcext:value-type="string">
            <text:p>Water Storage Are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ha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WaterSupplySystem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Water Supply 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://environment.data.gov.uk/asset-management/id/drl/WaterTransferScheme</text:p>
          </table:table-cell>
          <table:table-cell office:value-type="string" calcext:value-type="string">
            <text:p>http://environment.data.gov.uk/asset-management/id/drl/AssetComplex</text:p>
          </table:table-cell>
          <table:table-cell office:value-type="string" calcext:value-type="string">
            <text:p>Water Transfer Scheme</text:p>
          </table:table-cell>
          <table:table-cell office:value-type="string" calcext:value-type="string">
            <text:p>Nr</text:p>
          </table:table-cell>
          <table:table-cell table:number-columns-repeated="3"/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Watermill</text:p>
          </table:table-cell>
          <table:table-cell office:value-type="string" calcext:value-type="string">
            <text:p>http://environment.data.gov.uk/asset-management/id/drl/BuildingsAndCompounds</text:p>
          </table:table-cell>
          <table:table-cell office:value-type="string" calcext:value-type="string">
            <text:p>Watermill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2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string" calcext:value-type="string">
            <text:p>http://environment.data.gov.uk/asset-management/id/drl/Weir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Weir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string" calcext:value-type="string">
            <text:p>http://environment.data.gov.uk/asset-management/id/drl/Well</text:p>
          </table:table-cell>
          <table:table-cell office:value-type="string" calcext:value-type="string">
            <text:p>http://environment.data.gov.uk/asset-management/id/drl/Structure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3</text:p>
          </table:table-cell>
          <table:table-cell table:number-columns-repeated="3"/>
          <table:table-cell office:value-type="string" calcext:value-type="string">
            <text:p>m3</text:p>
          </table:table-cell>
          <table:table-cell/>
        </table:table-row>
        <table:table-row table:style-name="ro1">
          <table:table-cell office:value-type="string" calcext:value-type="string">
            <text:p>http://environment.data.gov.uk/asset-management/id/drl/WindPowerGenerator</text:p>
          </table:table-cell>
          <table:table-cell office:value-type="string" calcext:value-type="string">
            <text:p>http://environment.data.gov.uk/asset-management/id/drl/MechanicalAndElectrical</text:p>
          </table:table-cell>
          <table:table-cell office:value-type="string" calcext:value-type="string">
            <text:p>Wind Power Generat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VA</text:p>
          </table:table-cell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kVA</text:p>
          </table:table-cell>
        </table:table-row>
      </table:table>
      <table:table table:name="MoM" table:style-name="ta1">
        <table:table-column table:style-name="co5" table:default-cell-style-name="Default"/>
        <table:table-row table:style-name="ro1">
          <table:table-cell/>
        </table:table-row>
      </table:table>
      <table:table table:name="Added" table:style-name="ta1">
        <table:table-column table:style-name="co5" table:default-cell-style-name="Default"/>
        <table:table-row table:style-name="ro1">
          <table:table-cell/>
        </table:table-row>
      </table:table>
      <table:table table:name="UoM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Not Measurable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metres squared</text:p>
          </table:table-cell>
          <table:table-cell office:value-type="string" calcext:value-type="string">
            <text:p>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metres cubed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kilo (1000s of) Volt Amps</text:p>
          </table:table-cell>
          <table:table-cell office:value-type="string" calcext:value-type="string">
            <text:p>Electrical 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ectare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m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/s</text:p>
          </table:table-cell>
          <table:table-cell office:value-type="string" calcext:value-type="string">
            <text:p>Litres per second</text:p>
          </table:table-cell>
          <table:table-cell office:value-type="string" calcext:value-type="string">
            <text:p>Liquid flow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ilo (1000s of) Watts</text:p>
          </table:table-cell>
          <table:table-cell office:value-type="string" calcext:value-type="string">
            <text:p>Electrical P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illimetres (1000<text:span text:style-name="T1">th</text:span> of a metre)</text:p>
          </table:table-cell>
          <table:table-cell office:value-type="string" calcext:value-type="string">
            <text:p>Line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ar</text:p>
          </table:table-cell>
          <table:table-cell office:value-type="string" calcext:value-type="string">
            <text:p>Pres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egawatt</text:p>
          </table:table-cell>
          <table:table-cell office:value-type="string" calcext:value-type="string">
            <text:p>Electrical Power</text:p>
          </table:table-cell>
          <table:table-cell office:value-type="string" calcext:value-type="string">
            <text:p>kW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SC Thin" svg:font-family="'Noto Sans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SC Thi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 Thin" style:font-family-asian="'Noto Sans SC Thi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21:51:36.284994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26T22:23:58.429737494</dc:date>
    <meta:editing-duration>PT1H12M14S</meta:editing-duration>
    <meta:editing-cycles>46</meta:editing-cycles>
    <meta:generator>LibreOffice/25.2.3.2$Linux_X86_64 LibreOffice_project/520$Build-2</meta:generator>
    <meta:document-statistic meta:table-count="4" meta:cell-count="1113" meta:object-count="0"/>
  </office:meta>
</office:document-meta>
</file>